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ole-draw-aspect="1"/>
    </style:style>
    <style:style style:name="gr2" style:family="graphic" style:parent-style-name="standard">
      <style:graphic-properties draw:stroke="solid" svg:stroke-width="0cm" svg:stroke-color="#80808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2800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6633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95cm" fo:min-width="2.444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95cm" fo:min-width="2.519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Bitstream Ver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Bitstream Vera 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5.4cm" svg:height="9.525cm" svg:x="0.254cm" svg:y="0.2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>
          <draw:custom-shape draw:style-name="gr2" draw:text-style-name="P1" draw:layer="layout" svg:width="8.719cm" svg:height="2.34cm" svg:x="15.694cm" svg:y="0.5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26cm" svg:height="0.418cm" svg:x="16.452cm" svg:y="0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539cm" svg:height="0.418cm" svg:x="16.446cm" svg:y="1.5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5" draw:text-style-name="P3" draw:layer="layout" svg:width="6.914cm" svg:height="0.945cm" svg:x="17.199cm" svg:y="1.436cm">
            <draw:text-box>
              <text:p text:style-name="P2"><text:span text:style-name="T1">Std. Confidence (rules 1-30)</text:span></text:p>
            </draw:text-box>
          </draw:frame>
          <draw:frame draw:style-name="gr6" draw:text-style-name="P3" draw:layer="layout" svg:width="6.914cm" svg:height="0.945cm" svg:x="17.199cm" svg:y="0.76cm">
            <draw:text-box>
              <text:p text:style-name="P2"><text:span text:style-name="T1">PCA Confidence (rules 1-30)</text:span></text:p>
            </draw:text-box>
          </draw:frame>
          <draw:frame draw:style-name="gr5" draw:text-style-name="P3" draw:layer="layout" svg:width="7.55cm" svg:height="0.945cm" svg:x="17.264cm" svg:y="2.137cm">
            <draw:text-box>
              <text:p text:style-name="P2"><text:span text:style-name="T1">Std. Confidence (rules 31-46)</text:span></text:p>
            </draw:text-box>
          </draw:frame>
          <draw:custom-shape draw:style-name="gr7" draw:text-style-name="P4" draw:layer="layout" svg:width="0.535cm" svg:height="0.435cm" svg:x="16.448cm" svg:y="2.21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6.187cm" fo:page-height="10.2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is Galárraga</meta:initial-creator>
    <meta:creation-date>2013-03-13T11:43:38</meta:creation-date>
    <dc:date>2014-11-24T14:51:58.346657388</dc:date>
    <meta:editing-duration>PT1H32M40S</meta:editing-duration>
    <meta:editing-cycles>17</meta:editing-cycles>
    <meta:generator>LibreOffice/4.2.7.2$Linux_X86_64 LibreOffice_project/420m0$Build-2</meta:generator>
    <meta:document-statistic meta:object-count="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8pt" style:font-size-complex="8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4pt" style:font-size-asian="8pt" style:font-size-complex="8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35cm" chart:symbol-height="0.35cm" chart:link-data-style-to-source="false">
        <chart:symbol-image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circle" chart:symbol-width="0.395cm" chart:symbol-height="0.395cm" chart:link-data-style-to-source="false">
        <chart:symbol-image/>
      </style:chart-properties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down" chart:symbol-width="0.35cm" chart:symbol-height="0.35cm" chart:link-data-style-to-source="false">
        <chart:symbol-image/>
      </style:chart-properties>
      <style:graphic-properties svg:stroke-width="0.088cm" svg:stroke-color="#666666" draw:fill-color="#66666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9.526cm" xlink:href="." xlink:type="simple" chart:class="chart:scatter" chart:style-name="ch1">
        <chart:plot-area chart:style-name="ch2" chart:data-source-has-labels="both" svg:x="2.337cm" svg:y="0.092cm" svg:width="22.679cm" svg:height="7.711cm">
          <chartooo:coordinate-region svg:x="4.625cm" svg:y="0.397cm" svg:width="19.517cm" svg:height="6.547cm"/>
          <chart:axis chart:dimension="x" chart:name="primary-x" chart:style-name="ch3" chartooo:axis-type="auto">
            <chart:title svg:x="7.185cm" svg:y="7.994cm" chart:style-name="ch4">
              <text:p>Aggregated predictions (beyond the initial KB)</text:p>
            </chart:title>
            <chart:categories table:cell-range-address="local-table.$A$2:.$A$31"/>
          </chart:axis>
          <chart:axis chart:dimension="y" chart:name="primary-y" chart:style-name="ch5">
            <chart:title svg:x="0.706cm" svg:y="7.051cm" chart:style-name="ch6">
              <text:p>Aggregated Precision</text:p>
            </chart:title>
            <chart:grid chart:style-name="ch7" chart:class="major"/>
          </chart:axis>
          <chart:series chart:style-name="ch8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series chart:style-name="ch9" chart:values-cell-range-address="local-table.$E$2:.$E$31" chart:label-cell-address="local-table.$E$1" chart:class="chart:scatter">
            <chart:domain table:cell-range-address="local-table.$D$2:.$D$31"/>
            <chart:data-point chart:repeated="30"/>
          </chart:series>
          <chart:series chart:style-name="ch10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CA Confidence (rules 1-30)</text:p>
              </table:table-cell>
              <table:table-cell office:value-type="string">
                <text:p/>
              </table:table-cell>
              <table:table-cell office:value-type="string">
                <text:p>Standard Confidence (rules 1-30)</text:p>
              </table:table-cell>
              <table:table-cell office:value-type="string">
                <text:p/>
              </table:table-cell>
              <table:table-cell office:value-type="string">
                <text:p>Standard Confidence (rules 31-4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8">
                <text:p>5158</text:p>
              </table:table-cell>
              <table:table-cell office:value-type="float" office:value="1">
                <text:p>1</text:p>
              </table:table-cell>
              <table:table-cell office:value-type="float" office:value="1865">
                <text:p>1865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113439">
                <text:p>113439</text:p>
              </table:table-cell>
              <table:table-cell office:value-type="float" office:value="0.343713956170704">
                <text:p>0.3437139561707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133">
                <text:p>366133</text:p>
              </table:table-cell>
              <table:table-cell office:value-type="float" office:value="0.3860103626943">
                <text:p>0.3860103626943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420">
                <text:p>380420</text:p>
              </table:table-cell>
              <table:table-cell office:value-type="float" office:value="0.372817955112219">
                <text:p>0.372817955112219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369">
                <text:p>394369</text:p>
              </table:table-cell>
              <table:table-cell office:value-type="float" office:value="0.374378109452736">
                <text:p>0.37437810945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